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c0ecc" officeooo:paragraph-rsid="001c0ecc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" fo:font-size="16pt" fo:font-weight="bold" officeooo:rsid="001c0ecc" officeooo:paragraph-rsid="001c0ecc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0ecc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 Still My Soul</text:p>
      <text:p text:style-name="P4"/>
      <text:p text:style-name="P3">Be still my soul! The Lord is on thy side;</text:p>
      <text:p text:style-name="P3">Bear patiently the cross of grief or pain;</text:p>
      <text:p text:style-name="P3">Leave to thy God to order and provide;</text:p>
      <text:p text:style-name="P3">In every change He faithful will remain.</text:p>
      <text:p text:style-name="P3">Be still my soul! Thy best, thy heavenly Friend</text:p>
      <text:p text:style-name="P3">Though thorny ways leads to a joyful end.</text:p>
      <text:p text:style-name="P3"/>
      <text:p text:style-name="P3">Be still my soul! Thy God doth undertake</text:p>
      <text:p text:style-name="P3">To guide the future as He has the past.</text:p>
      <text:p text:style-name="P3">Thy hope, thy confidence let nothing shake;</text:p>
      <text:p text:style-name="P3">All now mysterious shall be bright at last.</text:p>
      <text:p text:style-name="P3">Be still my soul! The waves and winds shall know</text:p>
      <text:p text:style-name="P3">He voice who ruled them while He lived below.</text:p>
      <text:p text:style-name="P3"/>
      <text:p text:style-name="P3">Be still my soul! The hour is hastening on</text:p>
      <text:p text:style-name="P3">When we shall be forever with the Lord,</text:p>
      <text:p text:style-name="P3">When disappointment, grief and fear are gone,</text:p>
      <text:p text:style-name="P3">Sorrow forgot, loves purest joys restored.</text:p>
      <text:p text:style-name="P3">Be still my soul! When change and tears are past,</text:p>
      <text:p text:style-name="P3">All safe and blessed we shall meet at last.</text:p>
      <text:p text:style-name="P2"><text:span text:style-name="T2"/></text:p>
      <text:p text:style-name="P2"/>
      <text:p text:style-name="P2">Composer: <text:span text:style-name="T1">Jean Sibelius</text:span></text:p>
      <text:p text:style-name="P2">Lyricist: <text:span text:style-name="T1">Katharina von Schelgel</text:span> <text:span text:style-name="T1">(tr. By Jane L. Borthwick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4:01:58.707000000</meta:creation-date>
    <meta:editing-duration>PT9M28S</meta:editing-duration>
    <meta:editing-cycles>2</meta:editing-cycles>
    <meta:generator>LibreOffice/6.3.3.2$Windows_X86_64 LibreOffice_project/a64200df03143b798afd1ec74a12ab50359878ed</meta:generator>
    <dc:title>Tuba Hymn Lyrics</dc:title>
    <dc:date>2020-04-24T14:11:26.980000000</dc:date>
    <meta:document-statistic meta:table-count="0" meta:image-count="0" meta:object-count="0" meta:page-count="1" meta:paragraph-count="21" meta:word-count="166" meta:character-count="866" meta:non-whitespace-character-count="721"/>
    <meta:template xlink:type="simple" xlink:actuate="onRequest" xlink:title="Tuba Hymn Lyrics" xlink:href="../../../../../AppData/Roaming/LibreOffice/4/user/template/Tuba%20Hymn%20Lyrics.ott" meta:date="2020-04-24T14:01:58.482000000"/>
  </office:meta>
</office:document-meta>
</file>